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COUNTIF([.D4:.D100];1)" office:value-type="float" office:value="0" calcext:value-type="float">
            <text:p>0</text:p>
          </table:table-cell>
          <table:table-cell table:formula="of:=COUNTIF([.E4:.E100];1)" office:value-type="float" office:value="0" calcext:value-type="float">
            <text:p>0</text:p>
          </table:table-cell>
          <table:table-cell table:formula="of:=COUNTIF([.F4:.F100];1)" office:value-type="float" office:value="0" calcext:value-type="float">
            <text:p>0</text:p>
          </table:table-cell>
          <table:table-cell table:formula="of:=COUNTIF([.G4:.G100];1)" office:value-type="float" office:value="0" calcext:value-type="float">
            <text:p>0</text:p>
          </table:table-cell>
          <table:table-cell table:formula="of:=COUNTIF([.H4:.H100];1)" office:value-type="float" office:value="0" calcext:value-type="float">
            <text:p>0</text:p>
          </table:table-cell>
          <table:table-cell table:formula="of:=COUNTIF([.I4:.I100];1)" office:value-type="float" office:value="0" calcext:value-type="float">
            <text:p>0</text:p>
          </table:table-cell>
          <table:table-cell table:formula="of:=COUNTIF([.J4:.J100];1)" office:value-type="float" office:value="0" calcext:value-type="float">
            <text:p>0</text:p>
          </table:table-cell>
          <table:table-cell table:formula="of:=COUNTIF([.K4:.K100];1)" office:value-type="float" office:value="0" calcext:value-type="float">
            <text:p>0</text:p>
          </table:table-cell>
          <table:table-cell table:formula="of:=COUNTIF([.L4:.L100];1)" office:value-type="float" office:value="0" calcext:value-type="float">
            <text:p>0</text:p>
          </table:table-cell>
          <table:table-cell table:formula="of:=COUNTIF([.M4:.M100];1)" office:value-type="float" office:value="0" calcext:value-type="float">
            <text:p>0</text:p>
          </table:table-cell>
          <table:table-cell table:formula="of:=COUNTIF([.N4:.N100];1)" office:value-type="float" office:value="0" calcext:value-type="float">
            <text:p>0</text:p>
          </table:table-cell>
          <table:table-cell table:formula="of:=COUNTIF([.O4:.O100];1)" office:value-type="float" office:value="0" calcext:value-type="float">
            <text:p>0</text:p>
          </table:table-cell>
          <table:table-cell table:formula="of:=COUNTIF([.P4:.P100];1)" office:value-type="float" office:value="0" calcext:value-type="float">
            <text:p>0</text:p>
          </table:table-cell>
          <table:table-cell table:formula="of:=COUNTIF([.Q4:.Q100];1)" office:value-type="float" office:value="0" calcext:value-type="float">
            <text:p>0</text:p>
          </table:table-cell>
          <table:table-cell table:formula="of:=COUNTIF([.R4:.R100];1)" office:value-type="float" office:value="0" calcext:value-type="float">
            <text:p>0</text:p>
          </table:table-cell>
          <table:table-cell table:formula="of:=COUNTIF([.S4:.S100];1)" office:value-type="float" office:value="0" calcext:value-type="float">
            <text:p>0</text:p>
          </table:table-cell>
          <table:table-cell table:formula="of:=COUNTIF([.T4:.T100];1)" office:value-type="float" office:value="0" calcext:value-type="float">
            <text:p>0</text:p>
          </table:table-cell>
          <table:table-cell table:formula="of:=COUNTIF([.U4:.U100];1)" office:value-type="float" office:value="0" calcext:value-type="float">
            <text:p>0</text:p>
          </table:table-cell>
          <table:table-cell table:formula="of:=COUNTIF([.V4:.V100];1)" office:value-type="float" office:value="0" calcext:value-type="float">
            <text:p>0</text:p>
          </table:table-cell>
          <table:table-cell table:formula="of:=COUNTIF([.W4:.W100];1)" office:value-type="float" office:value="0" calcext:value-type="float">
            <text:p>0</text:p>
          </table:table-cell>
          <table:table-cell table:formula="of:=COUNTIF([.X4:.X100];1)" office:value-type="float" office:value="0" calcext:value-type="float">
            <text:p>0</text:p>
          </table:table-cell>
          <table:table-cell table:formula="of:=COUNTIF([.Y4:.Y100];1)" office:value-type="float" office:value="0" calcext:value-type="float">
            <text:p>0</text:p>
          </table:table-cell>
          <table:table-cell table:formula="of:=COUNTIF([.Z4:.Z100];1)" office:value-type="float" office:value="0" calcext:value-type="float">
            <text:p>0</text:p>
          </table:table-cell>
          <table:table-cell table:formula="of:=COUNTIF([.AA4:.AA100];1)"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number-columns-repeated="25"/>
          <table:table-cell table:formula="of:=COUNTIF([.D4:.AA4];1)" office:value-type="float" office:value="0" calcext:value-type="float">
            <text:p>0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5"/>
          <table:table-cell table:formula="of:=COUNTIF([.D5:.AA5];1)" office:value-type="float" office:value="0" calcext:value-type="float">
            <text:p>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table:number-columns-repeated="25"/>
          <table:table-cell table:formula="of:=COUNTIF([.D6:.AA6];1)" office:value-type="float" office:value="0" calcext:value-type="float">
            <text:p>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number-columns-repeated="25"/>
          <table:table-cell table:formula="of:=COUNTIF([.D7:.AA7];1)" office:value-type="float" office:value="0" calcext:value-type="float">
            <text:p>0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5"/>
          <table:table-cell table:formula="of:=COUNTIF([.D8:.AA8];1)" office:value-type="float" office:value="0" calcext:value-type="float">
            <text:p>0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5"/>
          <table:table-cell table:formula="of:=COUNTIF([.D9:.AA9];1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5"/>
          <table:table-cell table:formula="of:=COUNTIF([.D10:.AA10];1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5"/>
          <table:table-cell table:formula="of:=COUNTIF([.D11:.AA11];1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5"/>
          <table:table-cell table:formula="of:=COUNTIF([.D12:.AA12];1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5"/>
          <table:table-cell table:formula="of:=COUNTIF([.D13:.AA13];1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5"/>
          <table:table-cell table:formula="of:=COUNTIF([.D14:.AA14];1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5:.AA15];1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6:.AA16];1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5"/>
          <table:table-cell table:formula="of:=COUNTIF([.D17:.AA17];1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5"/>
          <table:table-cell table:formula="of:=COUNTIF([.D18:.AA18];1)" office:value-type="float" office:value="0" calcext:value-type="float">
            <text:p>0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6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Mining Area 157" calcext:value-type="string">
            <text:p>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Mining Area 141" calcext:value-type="string">
            <text:p>Mining Area 141</text:p>
          </table:table-cell>
          <table:table-cell table:style-name="ce6" table:formula="of:=[.B9]" office:value-type="string" office:string-value="Harvest Hydro" calcext:value-type="string">
            <text:p>Harvest Hydro</text:p>
          </table:table-cell>
          <table:table-cell table:style-name="ce7" table:formula="of:=[.B10]" office:value-type="string" office:string-value="Hickers Research" calcext:value-type="string">
            <text:p>Hickers Research</text:p>
          </table:table-cell>
          <table:table-cell table:style-name="ce7" table:formula="of:=[.B11]" office:value-type="string" office:string-value="Terra HydroFarm" calcext:value-type="string">
            <text:p>Terra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7" table:default-cell-style-name="Default"/>
        <table:table-column table:style-name="co1" table:number-columns-repeated="15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3" office:value-type="string" calcext:value-type="string">
            <text:p>Agricium</text:p>
          </table:table-cell>
          <table:table-cell table:style-name="ce3" office:value-type="string" calcext:value-type="string">
            <text:p>Agricult Sup</text:p>
          </table:table-cell>
          <table:table-cell table:style-name="ce3" office:value-type="string" calcext:value-type="string">
            <text:p>Altru Toxine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Astatine</text:p>
          </table:table-cell>
          <table:table-cell table:style-name="ce3" office:value-type="string" calcext:value-type="string">
            <text:p>Beryl</text:p>
          </table:table-cell>
          <table:table-cell table:style-name="ce3" office:value-type="string" calcext:value-type="string">
            <text:p>Chlorine</text:p>
          </table:table-cell>
          <table:table-cell table:style-name="ce3" office:value-type="string" calcext:value-type="string">
            <text:p>Corundum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Spirits</text:p>
          </table:table-cell>
          <table:table-cell table:style-name="ce3" office:value-type="string" calcext:value-type="string">
            <text:p>Fluorine</text:p>
          </table:table-cell>
          <table:table-cell table:style-name="ce3" office:value-type="string" calcext:value-type="string">
            <text:p>Gold</text:p>
          </table:table-cell>
          <table:table-cell table:style-name="ce3" office:value-type="string" calcext:value-type="string">
            <text:p>Hydrogen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Laranite</text:p>
          </table:table-cell>
          <table:table-cell table:style-name="ce3" office:value-type="string" calcext:value-type="string">
            <text:p>Medical Sup.</text:p>
          </table:table-cell>
          <table:table-cell table:style-name="ce3" office:value-type="string" calcext:value-type="string">
            <text:p>Processed Food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Scrap</text:p>
          </table:table-cell>
          <table:table-cell table:style-name="ce3" office:value-type="string" calcext:value-type="string">
            <text:p>Stims</text:p>
          </table:table-cell>
          <table:table-cell table:style-name="ce3" office:value-type="string" calcext:value-type="string">
            <text:p>Titanium</text:p>
          </table:table-cell>
          <table:table-cell table:style-name="ce3" office:value-type="string" calcext:value-type="string">
            <text:p>Tungsten</text:p>
          </table:table-cell>
          <table:table-cell table:style-name="ce3" office:value-type="string" calcext:value-type="string">
            <text:p>Waste</text:p>
          </table:table-cell>
          <table:table-cell table:style-name="ce3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7" calcext:value-type="float">
            <text:p>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2" calcext:value-type="float">
            <text:p>12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10" calcext:value-type="float">
            <text:p>10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15" calcext:value-type="float">
            <text:p>1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95" calcext:value-type="float">
            <text:p>19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7" calcext:value-type="float">
            <text:p>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25" calcext:value-type="float">
            <text:p>2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9.5*[.$C$1])"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formula="of:=ROUND(3.55*[.$C$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Olisar" calcext:value-type="string">
            <text:p>Port Olisar</text:p>
          </table:table-cell>
          <table:table-cell table:formula="of:=[Prices.C7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rim Hex" calcext:value-type="string">
            <text:p>Grim Hex</text:p>
          </table:table-cell>
          <table:table-cell table:formula="of:=[Prices.C8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Mining Area 157" calcext:value-type="string">
            <text:p>Mining Area 157</text:p>
          </table:table-cell>
          <table:table-cell table:formula="of:=[Prices.C9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Jumptown" calcext:value-type="string">
            <text:p>Jumptown</text:p>
          </table:table-cell>
          <table:table-cell table:formula="of:=[Prices.C10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e Ore" calcext:value-type="string">
            <text:p>Kudre Ore</text:p>
          </table:table-cell>
          <table:table-cell table:formula="of:=[Prices.C11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1" calcext:value-type="string">
            <text:p>Mining Area 141</text:p>
          </table:table-cell>
          <table:table-cell table:formula="of:=[Prices.C12]" office:value-type="string" office:string-value="Daymar" calcext:value-type="string">
            <text:p>Daymar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arvest Hydro" calcext:value-type="string">
            <text:p>Harvest Hydro</text:p>
          </table:table-cell>
          <table:table-cell table:formula="of:=[Prices.C13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ckers Research" calcext:value-type="string">
            <text:p>Hickers Research</text:p>
          </table:table-cell>
          <table:table-cell table:formula="of:=[Prices.C14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Terra HydroFarm" calcext:value-type="string">
            <text:p>Terra HydroFarm</text:p>
          </table:table-cell>
          <table:table-cell table:formula="of:=[Prices.C15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HDMS-Han" calcext:value-type="string">
            <text:p>HDMS-Han</text:p>
          </table:table-cell>
          <table:table-cell table:formula="of:=[Prices.C16]" office:value-type="string" office:string-value="Magda" calcext:value-type="string">
            <text:p>Magda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R&amp;R Hur-L1" calcext:value-type="string">
            <text:p>R&amp;R Hur-L1</text:p>
          </table:table-cell>
          <table:table-cell table:formula="of:=[Prices.C17]" office:value-type="string" office:string-value="Magda" calcext:value-type="string">
            <text:p>Magda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Levski" calcext:value-type="string">
            <text:p>Levski</text:p>
          </table:table-cell>
          <table:table-cell table:formula="of:=[Prices.C18]" office:value-type="string" office:string-value="Delamar" calcext:value-type="string">
            <text:p>Delamar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rville" calcext:value-type="string">
            <text:p>Lorville</text:p>
          </table:table-cell>
          <table:table-cell table:formula="of:=[Prices.C19]" office:value-type="string" office:string-value="Hurston" calcext:value-type="string">
            <text:p>Hurston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HDMS-Edmond" calcext:value-type="string">
            <text:p>HDMS-Edmond</text:p>
          </table:table-cell>
          <table:table-cell table:formula="of:=[Prices.C20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HDMS-Anderson " calcext:value-type="string">
            <text:p>HDMS-Anderson </text:p>
          </table:table-cell>
          <table:table-cell table:formula="of:=[Prices.C21]" office:value-type="string" office:string-value="Aberdeen" calcext:value-type="string">
            <text:p>Aberdee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Orison" calcext:value-type="string">
            <text:p>Orison</text:p>
          </table:table-cell>
          <table:table-cell table:formula="of:=[Prices.C22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18" calcext:value-type="string">
            <text:p>Area18</text:p>
          </table:table-cell>
          <table:table-cell table:formula="of:=[Prices.C23]" office:value-type="string" office:string-value="ArcCorp" calcext:value-type="string">
            <text:p>ArcCor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office:forms form:automatic-focus="false" form:apply-design-mode="false"/>
        <table:table-column table:style-name="co8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30,0,61,0,0,281,170,0,0,0,34,83,39,1,0," calcext:value-type="string">
            <text:p>0,0,0,0,83,43,0,25,69,30,0,61,0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0,0,0,180,0,0,10,0,0,39,1,150," calcext:value-type="string">
            <text:p>256,0,116,0,83,43,0,0,69,30,0,61,0,0,0,180,0,0,10,0,0,39,1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240," calcext:value-type="string">
            <text:p>245,0,118,0,0,42,0,0,0,30,0,57,0,0,0,178,14,13,0,34,0,37,1,24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0,0,291,195,0,0,0,0,78,47,0,280," calcext:value-type="string">
            <text:p>205,0,125,0,78,49,0,0,46,38,0,61,0,0,291,195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36,0,61,0,0,291,181,0,0,20,0,89,47,0,249," calcext:value-type="string">
            <text:p>0,0,0,22,73,38,0,0,44,36,0,61,0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8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1000,0,0,0,0,0,5000,0,0,0,5000,2000,0,10000,0," calcext:value-type="string">
            <text:p>0,0,0,0,5000,5000,0,5000,0,1000,0,0,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10000,0," calcext:value-type="string">
            <text:p>0,0,0,0,0,0,0,0,0,0,0,0,0,0,0,0,0,0,0,0,0,0,1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0,0,0,0,0,0,2500,0,0,0,10000,0," calcext:value-type="string">
            <text:p>0,2500,0,0,0,0,0,0,0,0,0,0,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0,0,5000,1000,0,0,0,0,5000,2000,0,0," calcext:value-type="string">
            <text:p>5000,0,0,0,5000,5000,0,0,5000,100,0,500,0,0,5000,100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1000,0,1000,0,0,1000,1000,0,0,0,0,1000,1000,0,0," calcext:value-type="string">
            <text:p>1000,0,0,0,1000,1000,0,0,1000,1000,0,1000,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8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0:51:31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17T23:44:46.357000000</dc:date>
    <meta:editing-duration>P2DT6H33M42S</meta:editing-duration>
    <meta:editing-cycles>56</meta:editing-cycles>
    <meta:generator>LibreOffice/6.0.7.3$Windows_X86_64 LibreOffice_project/dc89aa7a9eabfd848af146d5086077aeed2ae4a5</meta:generator>
    <meta:document-statistic meta:table-count="7" meta:cell-count="1769" meta:object-count="0"/>
  </office:meta>
</office:document-meta>
</file>